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069FD1E6AE035E21C1F.png" manifest:media-type="image/png"/>
  <manifest:file-entry manifest:full-path="Pictures/100000010000039B000000380EBA69D09582306C.png" manifest:media-type="image/png"/>
  <manifest:file-entry manifest:full-path="Pictures/100000010000039B00000038AAB8D5FEFDB2E778.png" manifest:media-type="image/png"/>
  <manifest:file-entry manifest:full-path="Pictures/100000010000039B000000691E33EE17CD4AF9F6.png" manifest:media-type="image/png"/>
  <manifest:file-entry manifest:full-path="Pictures/100000010000039B00000038629D15FC8D0CE7E9.png" manifest:media-type="image/png"/>
  <manifest:file-entry manifest:full-path="Pictures/100000010000039B000000B13BCAEBFE8D2A59B9.png" manifest:media-type="image/png"/>
  <manifest:file-entry manifest:full-path="Pictures/100000010000039B0000002DC921DEA56D5C6844.png" manifest:media-type="image/png"/>
  <manifest:file-entry manifest:full-path="Pictures/100000010000039B000000427681BD1CC7DDFD73.png" manifest:media-type="image/png"/>
  <manifest:file-entry manifest:full-path="Pictures/100000010000039B00000101F55ED35561253E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4f300" officeooo:paragraph-rsid="0014f300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5e7af" officeooo:paragraph-rsid="0015e7af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659c4" officeooo:paragraph-rsid="001659c4" style:font-size-asian="17.5pt" style:font-weight-asian="bold" style:font-size-complex="20pt" style:font-weight-complex="bold"/>
    </style:style>
    <style:style style:name="T1" style:family="text">
      <style:text-properties officeooo:rsid="0014f3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No 4</text:span></text:p>
      <text:p text:style-name="P2">1.</text:p>
      <text:p text:style-name="P2"><draw:frame draw:style-name="fr1" draw:name="Image1" text:anchor-type="char" svg:width="17cm" svg:height="4.733cm" draw:z-index="0"><draw:image xlink:href="Pictures/100000010000039B00000101F55ED35561253E16.png" xlink:type="simple" xlink:show="embed" xlink:actuate="onLoad" draw:mime-type="image/png"/></draw:frame><text:s text:c="105"/></text:p>
      <text:p text:style-name="P3">2.</text:p>
      <text:p text:style-name="P3"><draw:frame draw:style-name="fr1" draw:name="Image2" text:anchor-type="char" svg:width="17cm" svg:height="0.827cm" draw:z-index="1"><draw:image xlink:href="Pictures/100000010000039B0000002DC921DEA56D5C6844.png" xlink:type="simple" xlink:show="embed" xlink:actuate="onLoad" draw:mime-type="image/png"/></draw:frame><text:s text:c="105"/></text:p>
      <text:p text:style-name="P3">3.</text:p>
      <text:p text:style-name="P3"><draw:frame draw:style-name="fr1" draw:name="Image3" text:anchor-type="char" svg:width="17cm" svg:height="3.26cm" draw:z-index="2"><draw:image xlink:href="Pictures/100000010000039B000000B13BCAEBFE8D2A59B9.png" xlink:type="simple" xlink:show="embed" xlink:actuate="onLoad" draw:mime-type="image/png"/></draw:frame><text:s text:c="2"/></text:p>
      <text:p text:style-name="P3">4.</text:p>
      <text:p text:style-name="P3"><draw:frame draw:style-name="fr1" draw:name="Image4" text:anchor-type="char" svg:width="17cm" svg:height="0.827cm" draw:z-index="3"><draw:image xlink:href="Pictures/100000010000039B0000002DC921DEA56D5C6844.png" xlink:type="simple" xlink:show="embed" xlink:actuate="onLoad" draw:mime-type="image/png"/></draw:frame><text:s text:c="117"/></text:p>
      <text:p text:style-name="P3">5.</text:p>
      <text:p text:style-name="P3"><text:s/><draw:frame draw:style-name="fr1" draw:name="Image5" text:anchor-type="char" svg:width="17cm" svg:height="3.26cm" draw:z-index="4"><draw:image xlink:href="Pictures/100000010000039B000000B13BCAEBFE8D2A59B9.png" xlink:type="simple" xlink:show="embed" xlink:actuate="onLoad" draw:mime-type="image/png"/></draw:frame><text:s text:c="116"/></text:p>
      <text:p text:style-name="P4">6.</text:p>
      <text:p text:style-name="P4"><draw:frame draw:style-name="fr1" draw:name="Image6" text:anchor-type="char" svg:width="17cm" svg:height="1.03cm" draw:z-index="5"><draw:image xlink:href="Pictures/100000010000039B00000038AAB8D5FEFDB2E778.png" xlink:type="simple" xlink:show="embed" xlink:actuate="onLoad" draw:mime-type="image/png"/></draw:frame>7.</text:p>
      <text:p text:style-name="P4"/>
      <text:p text:style-name="P4"><draw:frame draw:style-name="fr1" draw:name="Image7" text:anchor-type="char" svg:width="17cm" svg:height="1.03cm" draw:z-index="6"><draw:image xlink:href="Pictures/100000010000039B00000038629D15FC8D0CE7E9.png" xlink:type="simple" xlink:show="embed" xlink:actuate="onLoad" draw:mime-type="image/png"/></draw:frame><text:soft-page-break/><text:s text:c="96"/></text:p>
      <text:p text:style-name="P4">8.</text:p>
      <text:p text:style-name="P4"><draw:frame draw:style-name="fr1" draw:name="Image8" text:anchor-type="char" svg:width="17cm" svg:height="1.03cm" draw:z-index="7"><draw:image xlink:href="Pictures/100000010000039B000000380EBA69D09582306C.png" xlink:type="simple" xlink:show="embed" xlink:actuate="onLoad" draw:mime-type="image/png"/></draw:frame><text:s text:c="113"/></text:p>
      <text:p text:style-name="P4">9.</text:p>
      <text:p text:style-name="P4"><draw:frame draw:style-name="fr1" draw:name="Image9" text:anchor-type="char" svg:width="17cm" svg:height="1.215cm" draw:z-index="8"><draw:image xlink:href="Pictures/100000010000039B000000427681BD1CC7DDFD73.png" xlink:type="simple" xlink:show="embed" xlink:actuate="onLoad" draw:mime-type="image/png"/></draw:frame><text:s text:c="104"/></text:p>
      <text:p text:style-name="P4">10.</text:p>
      <text:p text:style-name="P4"><draw:frame draw:style-name="fr1" draw:name="Image10" text:anchor-type="char" svg:width="17cm" svg:height="1.933cm" draw:z-index="9"><draw:image xlink:href="Pictures/100000010000039B00000069FD1E6AE035E21C1F.png" xlink:type="simple" xlink:show="embed" xlink:actuate="onLoad" draw:mime-type="image/png"/></draw:frame><text:s/></text:p>
      <text:p text:style-name="P4">11.</text:p>
      <text:p text:style-name="P4"><draw:frame draw:style-name="fr1" draw:name="Image11" text:anchor-type="char" svg:width="17cm" svg:height="1.933cm" draw:z-index="10"><draw:image xlink:href="Pictures/100000010000039B000000691E33EE17CD4AF9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5:16:39.340464051</meta:creation-date>
    <dc:date>2023-12-09T15:50:27.896927928</dc:date>
    <meta:editing-duration>PT9M6S</meta:editing-duration>
    <meta:editing-cycles>1</meta:editing-cycles>
    <meta:document-statistic meta:table-count="0" meta:image-count="11" meta:object-count="0" meta:page-count="2" meta:paragraph-count="21" meta:word-count="14" meta:character-count="804" meta:non-whitespace-character-count="37"/>
    <meta:generator>LibreOffice/7.3.7.2$Linux_X86_64 LibreOffice_project/30$Build-2</meta:generator>
  </office:meta>
</office:document-meta>
</file>